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75cm" fo:margin-bottom="0.275cm" loext:contextual-spacing="false"/>
      <style:text-properties officeooo:rsid="00016d99" officeooo:paragraph-rsid="00016d99"/>
    </style:style>
    <style:style style:name="P2" style:family="paragraph" style:parent-style-name="Standard">
      <style:paragraph-properties fo:margin-top="0.275cm" fo:margin-bottom="0.275cm" loext:contextual-spacing="false"/>
      <style:text-properties fo:color="#000000" style:font-name="Liberation Mono" fo:font-size="11pt" officeooo:paragraph-rsid="00016d99" fo:background-color="#ffffff" style:font-size-asian="11pt" style:font-size-complex="11pt"/>
    </style:style>
    <style:style style:name="P3" style:family="paragraph" style:parent-style-name="Standard">
      <style:paragraph-properties fo:margin-top="0.275cm" fo:margin-bottom="0.275cm" loext:contextual-spacing="false"/>
      <style:text-properties style:font-name="Liberation Mono" fo:font-size="11pt" officeooo:rsid="00016d99" officeooo:paragraph-rsid="00016d99" style:font-size-asian="11pt" style:font-size-complex="11pt"/>
    </style:style>
    <style:style style:name="P4" style:family="paragraph" style:parent-style-name="Standard">
      <style:paragraph-properties fo:margin-top="0.275cm" fo:margin-bottom="0.275cm" loext:contextual-spacing="false"/>
      <style:text-properties style:font-name="Liberation Mono" fo:font-size="11pt" officeooo:paragraph-rsid="00016d99" style:font-size-asian="11pt" style:font-size-complex="11pt"/>
    </style:style>
    <style:style style:name="P5" style:family="paragraph" style:parent-style-name="Standard">
      <style:paragraph-properties fo:margin-top="0.275cm" fo:margin-bottom="0.275cm" loext:contextual-spacing="false"/>
      <style:text-properties style:font-name="Liberation Mono" fo:font-size="11pt" style:text-underline-style="solid" style:text-underline-width="auto" style:text-underline-color="font-color" fo:font-weight="bold" officeooo:rsid="00016d99" officeooo:paragraph-rsid="00016d99" style:font-size-asian="11pt" style:font-weight-asian="bold" style:font-size-complex="11pt" style:font-weight-complex="bold"/>
    </style:style>
    <style:style style:name="T1" style:family="text">
      <style:text-properties officeooo:rsid="00016d99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style:font-name="Liberation Mono"/>
    </style:style>
    <style:style style:name="T5" style:family="text">
      <style:text-properties style:font-name="Liberation Mono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ire tourner VTK avec Pdal</text:p>
      <text:p text:style-name="P3">Etape :</text:p>
      <text:p text:style-name="P1"><text:span text:style-name="T5">- Installer miniconda :</text:span><text:a xlink:type="simple" xlink:href="https://docs.conda.io/en/latest/miniconda.html" text:style-name="Internet_20_link" text:visited-style-name="Visited_20_Internet_20_Link"><text:span text:style-name="T5">https://docs.conda.io/en/latest/miniconda.html</text:span></text:a></text:p>
      <text:p text:style-name="P3">- Renommer le fichier en « miniconda.sh »</text:p>
      <text:p text:style-name="P3">- Lancer le run du fichier sh ./miniconda.sh</text:p>
      <text:p text:style-name="P3">- Fermer la console et ouvrez-en une nouvelle</text:p>
      <text:p text:style-name="P3">- Créer un environnement avec conda avec Pdal</text:p>
      <text:p text:style-name="P3"><text:span text:style-name="T2">conda create --yes --name myenv --channel conda-forge pdal</text:span></text:p>
      <text:p text:style-name="P3">- Activer l’environnement</text:p>
      <text:p text:style-name="P3">conda activate myenv</text:p>
      <text:p text:style-name="P3">- Transfomer le fichier laz en csv</text:p>
      <text:p text:style-name="P2">pdal translate -i essai.laz -o essai.csv</text:p>
      <text:p text:style-name="P3">-Installer VTK dans l’environnement si besoin est </text:p>
      <text:p text:style-name="P3">pip install vtk</text:p>
      <text:p text:style-name="P4">-<text:span text:style-name="T1">Lancer les fichier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28:07.711166895</meta:creation-date>
    <dc:date>2019-04-10T17:52:12.567851504</dc:date>
    <meta:editing-duration>PT1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87" meta:character-count="541" meta:non-whitespace-character-count="471"/>
  </office:meta>
</office:document-meta>
</file>